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83ab" officeooo:paragraph-rsid="001a83ab"/>
    </style:style>
    <style:style style:name="P2" style:family="paragraph" style:parent-style-name="Standard">
      <style:text-properties officeooo:rsid="001b6999" officeooo:paragraph-rsid="001b6999"/>
    </style:style>
    <style:style style:name="P3" style:family="paragraph" style:parent-style-name="Standard">
      <style:text-properties officeooo:rsid="001d5001" officeooo:paragraph-rsid="001d5001"/>
    </style:style>
    <style:style style:name="P4" style:family="paragraph" style:parent-style-name="Standard">
      <style:text-properties officeooo:rsid="001f22c5" officeooo:paragraph-rsid="001f22c5"/>
    </style:style>
    <style:style style:name="T1" style:family="text">
      <style:text-properties officeooo:rsid="001d5001"/>
    </style:style>
    <style:style style:name="T2" style:family="text">
      <style:text-properties officeooo:rsid="001e9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 Material to Review</text:p>
      <text:p text:style-name="P1"/>
      <text:p text:style-name="P2">Chapter 3.</text:p>
      <text:p text:style-name="P2">Find homogenious <text:s/>of Null Space.</text:p>
      <text:p text:style-name="P2"/>
      <text:p text:style-name="P2">“<text:span text:style-name="T1">Determine whether vector is in a span”</text:span></text:p>
      <text:p text:style-name="P2"/>
      <text:p text:style-name="P3"><text:span text:style-name="T2">b~</text:span>ESpan{vector} == <text:span text:style-name="T2">ax~ = b~ has a solution, where A = [Vector]</text:span></text:p>
      <text:p text:style-name="P3"/>
      <text:p text:style-name="P4">Chapter 4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09:33:43.234007881</meta:creation-date>
    <dc:date>2016-11-18T10:05:51.508246443</dc:date>
    <meta:editing-duration>PT32M7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32" meta:character-count="175" meta:non-whitespace-character-count="148"/>
  </office:meta>
</office:document-meta>
</file>